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849c" officeooo:paragraph-rsid="0007849c"/>
    </style:style>
    <style:style style:name="P2" style:family="paragraph" style:parent-style-name="Standard">
      <style:text-properties officeooo:rsid="0007a814" officeooo:paragraph-rsid="0007a814"/>
    </style:style>
    <style:style style:name="P3" style:family="paragraph" style:parent-style-name="Standard">
      <style:text-properties officeooo:rsid="0007a814" officeooo:paragraph-rsid="0007a814"/>
    </style:style>
    <style:style style:name="P4" style:family="paragraph" style:parent-style-name="Standard">
      <style:text-properties officeooo:rsid="000d3533" officeooo:paragraph-rsid="000d3533"/>
    </style:style>
    <style:style style:name="P5" style:family="paragraph" style:parent-style-name="Standard">
      <style:text-properties officeooo:rsid="0007849c" officeooo:paragraph-rsid="0007849c"/>
    </style:style>
    <style:style style:name="P6" style:family="paragraph" style:parent-style-name="Standard" style:list-style-name="L1">
      <style:text-properties officeooo:rsid="0007849c" officeooo:paragraph-rsid="0007849c"/>
    </style:style>
    <style:style style:name="P7" style:family="paragraph" style:parent-style-name="Standard">
      <style:text-properties officeooo:rsid="0007849c" officeooo:paragraph-rsid="000dec3e"/>
    </style:style>
    <style:style style:name="P8" style:family="paragraph" style:parent-style-name="Standard">
      <style:text-properties officeooo:rsid="0007849c" officeooo:paragraph-rsid="0012b42d"/>
    </style:style>
    <style:style style:name="P9" style:family="paragraph" style:parent-style-name="Standard">
      <style:text-properties officeooo:rsid="0007849c" officeooo:paragraph-rsid="00134499"/>
    </style:style>
    <style:style style:name="P10" style:family="paragraph" style:parent-style-name="Standard">
      <style:text-properties officeooo:rsid="0007849c" officeooo:paragraph-rsid="00137571"/>
    </style:style>
    <style:style style:name="P11" style:family="paragraph" style:parent-style-name="Standard">
      <style:text-properties officeooo:rsid="0007849c" officeooo:paragraph-rsid="00203136"/>
    </style:style>
    <style:style style:name="P12" style:family="paragraph" style:parent-style-name="Standard">
      <style:text-properties officeooo:rsid="0007849c" officeooo:paragraph-rsid="0023ba5f"/>
    </style:style>
    <style:style style:name="P13" style:family="paragraph" style:parent-style-name="Standard">
      <style:text-properties officeooo:rsid="0007849c" officeooo:paragraph-rsid="002548b2"/>
    </style:style>
    <style:style style:name="P14" style:family="paragraph" style:parent-style-name="Standard">
      <style:text-properties officeooo:rsid="0007849c" officeooo:paragraph-rsid="002776a2"/>
    </style:style>
    <style:style style:name="P15" style:family="paragraph" style:parent-style-name="Standard">
      <style:text-properties officeooo:rsid="0007849c" officeooo:paragraph-rsid="002d6350"/>
    </style:style>
    <style:style style:name="P16" style:family="paragraph" style:parent-style-name="Standard">
      <style:text-properties officeooo:rsid="000ec4e5" officeooo:paragraph-rsid="000ec4e5"/>
    </style:style>
    <style:style style:name="P17" style:family="paragraph" style:parent-style-name="Standard">
      <style:text-properties officeooo:rsid="000ec4e5" officeooo:paragraph-rsid="000f7553"/>
    </style:style>
    <style:style style:name="P18" style:family="paragraph" style:parent-style-name="Standard">
      <style:text-properties officeooo:rsid="000edd8f" officeooo:paragraph-rsid="000edd8f"/>
    </style:style>
    <style:style style:name="P19" style:family="paragraph" style:parent-style-name="Standard">
      <style:text-properties officeooo:rsid="000f7553" officeooo:paragraph-rsid="000f7553"/>
    </style:style>
    <style:style style:name="P20" style:family="paragraph" style:parent-style-name="Standard">
      <style:text-properties officeooo:rsid="0013f6dc" officeooo:paragraph-rsid="0013f6dc"/>
    </style:style>
    <style:style style:name="P21" style:family="paragraph" style:parent-style-name="Standard">
      <style:text-properties officeooo:rsid="0016e08d" officeooo:paragraph-rsid="0016e08d"/>
    </style:style>
    <style:style style:name="P22" style:family="paragraph" style:parent-style-name="Standard">
      <style:text-properties officeooo:rsid="001872e0" officeooo:paragraph-rsid="001872e0"/>
    </style:style>
    <style:style style:name="P23" style:family="paragraph" style:parent-style-name="Standard">
      <style:text-properties officeooo:rsid="00192f3a" officeooo:paragraph-rsid="00192f3a"/>
    </style:style>
    <style:style style:name="P24" style:family="paragraph" style:parent-style-name="Standard" style:list-style-name="L2">
      <style:text-properties officeooo:rsid="00192f3a" officeooo:paragraph-rsid="00192f3a"/>
    </style:style>
    <style:style style:name="P25" style:family="paragraph" style:parent-style-name="Standard" style:list-style-name="L2">
      <style:text-properties officeooo:rsid="00192f3a" officeooo:paragraph-rsid="001b206a"/>
    </style:style>
    <style:style style:name="P26" style:family="paragraph" style:parent-style-name="Standard" style:list-style-name="L2">
      <style:text-properties officeooo:rsid="00192f3a" officeooo:paragraph-rsid="002d6350"/>
    </style:style>
    <style:style style:name="P27" style:family="paragraph" style:parent-style-name="Standard">
      <style:text-properties officeooo:rsid="00192f3a" officeooo:paragraph-rsid="002d6350"/>
    </style:style>
    <style:style style:name="P28" style:family="paragraph" style:parent-style-name="Standard">
      <style:text-properties officeooo:rsid="001b206a" officeooo:paragraph-rsid="001b206a"/>
    </style:style>
    <style:style style:name="P29" style:family="paragraph" style:parent-style-name="Standard">
      <style:text-properties officeooo:rsid="001b206a" officeooo:paragraph-rsid="00192f3a"/>
    </style:style>
    <style:style style:name="P30" style:family="paragraph" style:parent-style-name="Standard">
      <style:text-properties officeooo:rsid="001b206a" officeooo:paragraph-rsid="002d6350"/>
    </style:style>
    <style:style style:name="P31" style:family="paragraph" style:parent-style-name="Standard">
      <style:text-properties officeooo:rsid="001d5fc5" officeooo:paragraph-rsid="001d5fc5"/>
    </style:style>
    <style:style style:name="P32" style:family="paragraph" style:parent-style-name="Standard">
      <style:text-properties officeooo:rsid="001d5fc5" officeooo:paragraph-rsid="001ef8b0"/>
    </style:style>
    <style:style style:name="P33" style:family="paragraph" style:parent-style-name="Standard">
      <style:text-properties officeooo:rsid="002117a9" officeooo:paragraph-rsid="002117a9"/>
    </style:style>
    <style:style style:name="P34" style:family="paragraph" style:parent-style-name="Standard">
      <style:text-properties officeooo:rsid="0022fe15" officeooo:paragraph-rsid="0022fe15"/>
    </style:style>
    <style:style style:name="P35" style:family="paragraph" style:parent-style-name="Standard">
      <style:text-properties officeooo:rsid="0022fe15" officeooo:paragraph-rsid="00233d7e"/>
    </style:style>
    <style:style style:name="P36" style:family="paragraph" style:parent-style-name="Standard">
      <style:text-properties officeooo:rsid="0022fe15" officeooo:paragraph-rsid="002776a2"/>
    </style:style>
    <style:style style:name="P37" style:family="paragraph" style:parent-style-name="Standard">
      <style:text-properties officeooo:rsid="00233d7e" officeooo:paragraph-rsid="00233d7e"/>
    </style:style>
    <style:style style:name="P38" style:family="paragraph" style:parent-style-name="Standard">
      <style:text-properties officeooo:rsid="002e66a9" officeooo:paragraph-rsid="002e66a9"/>
    </style:style>
    <style:style style:name="P39" style:family="paragraph" style:parent-style-name="Standard">
      <style:paragraph-properties fo:break-before="page"/>
      <style:text-properties officeooo:rsid="0007849c" officeooo:paragraph-rsid="0007849c"/>
    </style:style>
    <style:style style:name="P40" style:family="paragraph" style:parent-style-name="Standard">
      <style:paragraph-properties fo:break-before="page"/>
      <style:text-properties officeooo:rsid="002e66a9" officeooo:paragraph-rsid="002e66a9"/>
    </style:style>
    <style:style style:name="T1" style:family="text">
      <style:text-properties officeooo:rsid="000d3533"/>
    </style:style>
    <style:style style:name="T2" style:family="text">
      <style:text-properties officeooo:rsid="000dec3e"/>
    </style:style>
    <style:style style:name="T3" style:family="text">
      <style:text-properties officeooo:rsid="000ec4e5"/>
    </style:style>
    <style:style style:name="T4" style:family="text">
      <style:text-properties fo:font-weight="bold" officeooo:rsid="000ec4e5" style:font-weight-asian="bold" style:font-weight-complex="bold"/>
    </style:style>
    <style:style style:name="T5" style:family="text">
      <style:text-properties officeooo:rsid="000edd8f"/>
    </style:style>
    <style:style style:name="T6" style:family="text">
      <style:text-properties officeooo:rsid="000f7553"/>
    </style:style>
    <style:style style:name="T7" style:family="text">
      <style:text-properties officeooo:rsid="0011171a"/>
    </style:style>
    <style:style style:name="T8" style:family="text">
      <style:text-properties officeooo:rsid="0012b42d"/>
    </style:style>
    <style:style style:name="T9" style:family="text">
      <style:text-properties officeooo:rsid="00134499"/>
    </style:style>
    <style:style style:name="T10" style:family="text">
      <style:text-properties officeooo:rsid="00137571"/>
    </style:style>
    <style:style style:name="T11" style:family="text">
      <style:text-properties officeooo:rsid="0013f6dc"/>
    </style:style>
    <style:style style:name="T12" style:family="text">
      <style:text-properties text:display="none"/>
    </style:style>
    <style:style style:name="T13" style:family="text">
      <style:text-properties officeooo:rsid="00191b63" text:display="none"/>
    </style:style>
    <style:style style:name="T14" style:family="text">
      <style:text-properties officeooo:rsid="001b206a"/>
    </style:style>
    <style:style style:name="T15" style:family="text">
      <style:text-properties officeooo:rsid="001b30ff"/>
    </style:style>
    <style:style style:name="T16" style:family="text">
      <style:text-properties officeooo:rsid="001ef8b0"/>
    </style:style>
    <style:style style:name="T17" style:family="text">
      <style:text-properties officeooo:rsid="0023ba5f"/>
    </style:style>
    <style:style style:name="fr1"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ndleiding Informatieve Bodemkaart in QGIS</text:p>
      <text:p text:style-name="P2"/>
      <text:p text:style-name="P2"/>
      <text:h text:style-name="Heading_20_1" text:outline-level="1">De digitale Bodemkaart 1:50000</text:h>
      <text:p text:style-name="P2"/>
      <text:p text:style-name="P2">De digitale bodemkaart schaal 1:50.000 is sinds juli 2017 beschikbaar gekomen via PDOK en is onderdeel is van de BRO (BasisRegistratie Ondergrond).</text:p>
      <text:p text:style-name="P2">Na het downloaden en openen van de kaart zal dit voor de meeste gebruikers een fikse teleurstelling zijn. Je ziet dat Nederland wel is opgedeeld in heel veel polygonen (vlakken) maar wanneer je <text:span text:style-name="T1">de informatie bekijkt die achter </text:span>een <text:span text:style-name="T1">geselecteerde </text:span>polygoon <text:span text:style-name="T1">schuilgaat</text:span> zie je <text:span text:style-name="T1">dat het</text:span> record codes <text:span text:style-name="T1">bevat </text:span>voor <text:span text:style-name="T1">de </text:span>bodemsoort<text:span text:style-name="T1">(</text:span>en<text:span text:style-name="T1">)</text:span>, <text:span text:style-name="T1">de </text:span>helling en <text:span text:style-name="T1">velden VOOR1 en ACHTER1</text:span>.</text:p>
      <text:p text:style-name="P2"/>
      <text:p text:style-name="P2">De download bevat eveneens een bijlage. Dit blijkt de <text:span text:style-name="T1">originel</text:span>e bijlage te zijn die Alterra meestuurde in de tijd dat er betaald moest worden voor de<text:span text:style-name="T1">ze digitale</text:span> bodemkaart (voor juli 2017). De <text:span text:style-name="T1">bijlage bevat eveneens een verklaring voor de verschillende codes, maar </text:span>zou eigenlijk aangepast moeten worden, hierin word<text:span text:style-name="T1">en </text:span>o.a. <text:span text:style-name="T1">ook de grondtrappen </text:span>beschreven <text:span text:style-name="T1">terwijl die geen onderdeel meer zijn van de beschikbare digitale bodemkaart. </text:span></text:p>
      <text:p text:style-name="P2"/>
      <text:p text:style-name="P4">Het gebruik is niet handig, je kunt wel codes lezen in de digitale kaart maar vervolgens moet gaan puzzelen in het PDF bestand wat de volledige beschrijving is. </text:p>
      <text:p text:style-name="P2"/>
      <text:h text:style-name="Heading_20_1" text:outline-level="1">een betere digitale bodemkaart</text:h>
      <text:p text:style-name="P2">Ik besloot om de vertaling van de codes uit de PDF te halen en om te zetten naar een aantal tekstbestanden die gebruikt kan worden om de bodemkaart te verrijken met de vertaling van die codes. Na het verrijken van de bodemkaart heb ik door een QGIS project op de juiste wijze te configureren veranderd in een gebruikersvriendelijke bodemkaart. </text:p>
      <text:p text:style-name="P2"/>
      <text:p text:style-name="P2">Wanneer je de kaarttips aan zet dan krijg je direct een goede beschrijving wanneer je de muiscursor boven een bodemvlak plaatst.</text:p>
      <text:p text:style-name="P2"/>
      <text:p text:style-name="P2">Zet je daarnaast ook nog de actie om gegevens uit wikipedia te halen dan hoef je alleen op een bodemvlak te klikken om direct de informatie over de bodem uit wikipedia te halen.</text:p>
      <text:p text:style-name="P2"/>
      <text:p text:style-name="P2"/>
      <text:p text:style-name="P1"/>
      <text:p text:style-name="P39">Algoritme <text:span text:style-name="T2">in het kort</text:span></text:p>
      <text:p text:style-name="P1"/>
      <text:list xml:id="list2225390061" text:style-name="L1">
        <text:list-item>
          <text:p text:style-name="P6">download de bodemkaart 1:50.000 van PDOK via atomfeeds<text:line-break/><text:a xlink:type="simple" xlink:href="https://www.pdok.nl/nl/producten/pdok-downloads/atomfeeds/b" text:style-name="Internet_20_link" text:visited-style-name="Visited_20_Internet_20_Link">https://www.pdok.nl/nl/producten/pdok-downloads/atomfeeds/b</text:a></text:p>
        </text:list-item>
        <text:list-item>
          <text:p text:style-name="P6">pak het GML bestand uit en laad deze in QGIS en zet deze om naar shape bodemkaart.shp en laad deze. </text:p>
        </text:list-item>
        <text:list-item>
          <text:p text:style-name="P6">Verwijder de laag van het GML bestand.</text:p>
        </text:list-item>
        <text:list-item>
          <text:p text:style-name="P6"><text:span text:style-name="T2">W</text:span>ijzig de code van veld VOOR1, VOOR2 en VOOR3 van e naar eM en eR door eerste letter van de BODEM1, BODEM2 en BODEM3 er achter te plakken via veldberekening. Alleen dan zal er een verschil kunnen worden gemaakt tussen de toekenning van de juiste informatie text behorende bij die e-code.</text:p>
        </text:list-item>
        <text:list-item>
          <text:p text:style-name="P6"><text:span text:style-name="T2">L</text:span>aad nu achtereenvolgens de csv-tabellen bodem.csv, helling.csv, bovengrond.csv en ondergrond.csv. Voor bodem.csv is de tilde ~, gebruikt als scheidingsteken, voor de andere tabellen is de puntcomma ; gebruikt als scheidingsteken. Deze bestanden bevatten allemaal een kopregel, maar geen geometrie.</text:p>
        </text:list-item>
        <text:list-item>
          <text:p text:style-name="P6">Open de eigenschappen van de laag bodemkaart en koppel de tabellen bodem.csv aan BODEM1, helling.csv aan HELLING, bovengrond.csv aan VOOR1 en ondergrond.csv aan ACHTER1.</text:p>
        </text:list-item>
        <text:list-item>
          <text:p text:style-name="P6">Sla de laag bodemkaart op naar het bestand bodemkaart2.gpkg (formaat geopackage) en laad deze.</text:p>
        </text:list-item>
        <text:list-item>
          <text:p text:style-name="P6">Open de eigenschappen van de laag bodemkaart2 en koppel de tabellen bodem.csv aan BODEM2, bovengrond.csv aan VOOR2 en ondergrond.csv aan ACHTER2.</text:p>
        </text:list-item>
        <text:list-item>
          <text:p text:style-name="P6">Sla de laag bodemkaart2 op naar het bestand bodemkaart3.gpkg (formaat geopackage) en laad deze.</text:p>
        </text:list-item>
        <text:list-item>
          <text:p text:style-name="P6">Open de eigenschappen van de laag bodemkaart3 en koppel de tabellen bodem.csv aan BODEM3, bovengrond.csv aan VOOR3 en ondergrond.csv aan ACHTER3.</text:p>
        </text:list-item>
        <text:list-item>
          <text:p text:style-name="P6">Sla de laag bodemkaart3 op naar het bestand bodemkaart.gpkg (formaat geopackage) en laad deze. Controleer dat we nu voor alle velden met codes nu ook een goed beschrijven veld hebben.</text:p>
        </text:list-item>
        <text:list-item>
          <text:p text:style-name="P6">Verwijder de lagen bodemkaart2 en bodemkaart 3.</text:p>
        </text:list-item>
        <text:list-item>
          <text:p text:style-name="P6">Laad het stijlenbestand bodemkaart.qgl voor de laag bodemkaart. Hierna kun je ook de kaarttips en de actie gebruiken.</text:p>
        </text:list-item>
      </text:list>
      <text:p text:style-name="P1"/>
      <text:p text:style-name="P1">De gebruikersvriendelijke bodemkaart is nu gereed! </text:p>
      <text:p text:style-name="P1"/>
      <text:h text:style-name="Heading_20_1" text:outline-level="1">De meer uitgebreide handleiding</text:h>
      <text:h text:style-name="Heading_20_2" text:outline-level="2">Download de bodemkaart</text:h>
      <text:p text:style-name="Standard">De <text:span text:style-name="T3">verwijzing naar de </text:span><text:span text:style-name="T4">Bodemkaart 1:50.000</text:span><text:span text:style-name="T3"> </text:span>is te vinden onder de producten van PDOK onder dat atomfeeds onder de letter B</text:p>
      <text:p text:style-name="P7"><text:a xlink:type="simple" xlink:href="https://www.pdok.nl/nl/producten/pdok-downloads/atomfeeds" text:style-name="Internet_20_link" text:visited-style-name="Visited_20_Internet_20_Link">https://www.pdok.nl/nl/producten/pdok-downloads/atomfeeds</text:a></text:p>
      <text:p text:style-name="P7"/>
      <text:p text:style-name="P17"><text:span text:style-name="T6">Er zijn 2 links URL en Metadata. De link naar de metadata opent een pagina met informatie over de data maar ook een link naar de Bodemkaart 1:50.000 (Atom). Vervolgens zie je onder Datasets in atom feeds een link naar het zip bestand bodem50.zip waarmee je de data direct kunt downloaden.</text:span></text:p>
      <text:p text:style-name="P17"/>
      <text:p text:style-name="P17"><text:span text:style-name="T6">Het kan ook via URL. In dat geval open de </text:span>link <text:span text:style-name="T6">het </text:span>xml-bestand. In <text:span text:style-name="T6">sommige</text:span> browsers k<text:span text:style-name="T6">rijg je dan een link naar de data te zien maar vaak lukt het</text:span> downloaden <text:span text:style-name="T6">niet omdat je de</text:span> inhoud van het xml-bestand zelf te zien <text:span text:style-name="T6">krijgt of dat deze anders wordt geinterpreteerd door de browser</text:span>. Via de broncode <text:span text:style-name="T5">van de website pagina </text:span>kun je de verwijzing naar het <text:span text:style-name="T5">te downloaden </text:span>zip-bestand <text:span text:style-name="T6">ook </text:span>vinden <text:span text:style-name="T6">en daarmee downloaden</text:span>.</text:p>
      <text:p text:style-name="P17"/>
      <text:p text:style-name="P19">Na het downloaden:</text:p>
      <text:p text:style-name="P16"/>
      <text:p text:style-name="P18">Pak het zip-bestand uit en verplaats eventueel het GML bestand naar de folder waarin je de bodemkaart gaat opbouwen. <text:s/><text:span text:style-name="T7">In deze handleiding gebruik ik hiervoor de folder “...\Bodemkaart”.</text:span></text:p>
      <text:p text:style-name="P18"><text:soft-page-break/></text:p>
      <text:p text:style-name="P8"><text:span text:style-name="T8">Open nu </text:span>QGIS en <text:span text:style-name="T8">zet evt. het renderen/hertekenen van de kaart eerst uit (helemaal rechts onderin de <text:s/>applicatie het vinkje voor ‘(Her)teken’ uitvinken).</text:span></text:p>
      <text:p text:style-name="P9"><text:span text:style-name="T8">Open het gml bestand bodem50.gml</text:span></text:p>
      <text:p text:style-name="P9"><text:span text:style-name="T8">via menu: Kaartlagen &gt;&gt; Laag toevoegen &gt;&gt; Vectorlaag toevoegen...</text:span></text:p>
      <text:p text:style-name="P8"/>
      <text:p text:style-name="P9"><text:span text:style-name="T8">Selecteer in het dialoog, via de knop bladeren het bestand bodem50.gml en open deze.</text:span></text:p>
      <text:p text:style-name="P10"><text:span text:style-name="T9">De laag “Bodem.Bodemkaart50.000” is nu toegevoegd en deze laag is geselecteerd. <text:s/>Sla deze nu op naar</text:span> <text:span text:style-name="T8">het shape formaat via menu: <text:s/>Kaartlagen &gt;&gt; Opslaan als… <text:s/>, de dialoog “Vectorlaag opslaan als…” opent.</text:span></text:p>
      <text:p text:style-name="P10"/>
      <text:p text:style-name="P20">Vul de dialoog als volgt in:</text:p>
      <text:p text:style-name="P10"><text:span text:style-name="T11">Bij “Formaat”, selecteer: “ESRI-shape gegevens”. <text:s/></text:span></text:p>
      <text:p text:style-name="P10"><text:span text:style-name="T11">Bij “Opslaan Als”, vul in via Bladeren bodemkaart1 in zodat hier vervolgens “.../bodemkaart/bodemkaart1.shp” is ingevuld.</text:span></text:p>
      <text:p text:style-name="P10"><text:span text:style-name="T10">Bij “CRS”, selecteer: “EPSG:28992, Amersfoort / RD New”, wanneer deze nog niet is ingevuld.</text:span></text:p>
      <text:p text:style-name="P20">Selecteer vervolgens [OK] om de kaart op te slaan en toe te voegen als kaartlaag.</text:p>
      <text:p text:style-name="P10"/>
      <text:p text:style-name="P7">Verwijder de laag van het GML bestand.</text:p>
      <text:p text:style-name="P7"/>
      <text:p text:style-name="P7"><text:span text:style-name="T2">W</text:span>ijzig de code van veld VOOR1, VOOR2 en VOOR3 van e naar eM en eR door eerste letter van de BODEM1, BODEM2 en BODEM3 er achter te plakken via veldberekening. Alleen dan zal er een verschil kunnen worden gemaakt tussen de toekenning van de juiste informatie text behorende bij die e-code. </text:p>
      <text:p text:style-name="P7"/>
      <text:p text:style-name="P21">We doen dit met de processing tool waarbij we het processing model bodemkaart laden.</text:p>
      <text:p text:style-name="P22">Open de processing tool via het menu:</text:p>
      <text:p text:style-name="P22">Processing &gt;&gt; Toolbox</text:p>
      <text:p text:style-name="P22"/>
      <text:p text:style-name="P22">Nu verschijnt er aan de rechterkant van QGIS een venster met de Processing Gereedschap. Wanneer deze er niet zo uitziet zoals in onderstaand voorbeeld, wijzig dan helemaal onderin de weergave van de processing gereedschap van “simplified interface” naar “advanced interface”</text:p>
      <text:p text:style-name="P22"/>
      <text:p text:style-name="P22"><text:line-break/><text:line-break/><text:line-break/><text:line-break/><text:line-break/><text:line-break/><text:line-break/><text:line-break/><text:line-break/><text:line-break/><text:line-break/><text:line-break/>Laad nu het processing model bodemkaart.model via Model toevoegen uit bestand onder modellen:</text:p>
      <text:p text:style-name="P22"><draw:frame draw:style-name="fr4" draw:name="Image1" text:anchor-type="paragraph" svg:width="8.179cm" svg:height="5.42cm" draw:z-index="3"><draw:image xlink:href="../img/processing_model_laden.png" xlink:type="simple" xlink:show="embed" xlink:actuate="onLoad"/></draw:frame><text:soft-page-break/></text:p>
      <text:p text:style-name="P23">Onder modellen wordt er nu een nieuwe groep aangemaakt, pdok met daarin het processing-model bodemkaart. Dit processing-model kunnen we bekijken door deze te selecteren en via de rechtermuisknop te kiezen voor “Model bewerken”. Vervolgens krijg je dan het model te zien.</text:p>
      <text:p text:style-name="P29"/>
      <text:p text:style-name="P28"><draw:frame draw:style-name="fr3" draw:name="Image3" text:anchor-type="paragraph" svg:width="19.001cm" svg:height="12.539cm" draw:z-index="2"><draw:image xlink:href="../img/processing_model_tonen.png" xlink:type="simple" xlink:show="embed" xlink:actuate="onLoad" draw:filter-name="&lt;All formats&gt;"/></draw:frame></text:p>
      <text:p text:style-name="P27">Dit processing model doet het volgende:</text:p>
      <text:list xml:id="list3847771677" text:style-name="L2">
        <text:list-item>
          <text:p text:style-name="P26">Selecteer de bodemkaart laag voor verwerking</text:p>
        </text:list-item>
        <text:list-item>
          <text:p text:style-name="P26">Via het processing algoritme “refactor fields”, <text:span text:style-name="T14">maak een selectie van</text:span> velden, zet deze in de goede volgorde. <text:span text:style-name="T14">Daarnaast pas ik het formaat van enkele velden iets aan (groter) zodat de volgende stappen blijven werken. </text:span></text:p>
        </text:list-item>
        <text:list-item>
          <text:p text:style-name="P26"><text:span text:style-name="T14">G</text:span>ebruik <text:span text:style-name="T14">het processing algoritme “</text:span>field calculator” <text:span text:style-name="T14">3x om het veld VOOR1, VOOR2 en VOOR3 bij te werken waarbij ‘e’ wordt vervangen door ‘eM’ of ‘eR’.</text:span></text:p>
        </text:list-item>
        <text:list-item>
          <text:p text:style-name="P26"><text:span text:style-name="T14">Bewaar de output van de bodemkaart.</text:span> </text:p>
        </text:list-item>
      </text:list>
      <text:p text:style-name="P15"/>
      <text:p text:style-name="P30">Sluit het venster “Processing: grafische modellen” bouwen en run het model “<text:span text:style-name="T15">bodemkaart” </text:span>door hierop te dubbelklikken in <text:span text:style-name="T15">het venster “processing gereedschap”</text:span>.</text:p>
      <text:p text:style-name="P30"><text:soft-page-break/></text:p>
      <text:p text:style-name="P30"><draw:frame draw:style-name="fr4" draw:name="Image2" text:anchor-type="paragraph" svg:width="14.22cm" svg:height="10.539cm" draw:z-index="4"><draw:image xlink:href="../img/processing_model_starten.png" xlink:type="simple" xlink:show="embed" xlink:actuate="onLoad" draw:filter-name="&lt;All formats&gt;"/></draw:frame></text:p>
      <text:p text:style-name="P31">Ik kies er hiervoor om niet direct het uitvoerbestand als resultaat laag te laden.</text:p>
      <text:p text:style-name="P32"><text:span text:style-name="T16">Ik open vervolgens de shapefile bodemkaart2.shp</text:span></text:p>
      <text:p text:style-name="P32"/>
      <text:p text:style-name="P32"><text:span text:style-name="T16">Controleer vervolgens evt. via de attributen tabel dat deze minder velden bevat in een betere volgorde.</text:span></text:p>
      <text:p text:style-name="P32"/>
      <text:p text:style-name="P34">Verwijder hierna de kaartlaag bodemkaart1.</text:p>
      <text:p text:style-name="P32"><text:s/></text:p>
      <text:p text:style-name="P11"><text:span text:style-name="T2">L</text:span>aad nu achtereenvolgens de csv-tabellen bodem.csv, helling.csv, bovengrond.csv en ondergrond.csv.</text:p>
      <text:p text:style-name="P11"/>
      <text:p text:style-name="P11">Voor bodem.csv is de tilde ~, gebruikt als scheidingsteken, voor de andere tabellen is de puntcomma ; gebruikt als scheidingsteken. Deze bestanden bevatten allemaal een kopregel, maar geen geometrie.</text:p>
      <text:p text:style-name="P11"/>
      <text:p text:style-name="P33">Kies via menu:</text:p>
      <text:p text:style-name="P33">Kaartlagen &gt;&gt; Laag toevoegen &gt;&gt; Tekstgescheiden kaartlaag toevoegen…</text:p>
      <text:p text:style-name="P33"/>
      <text:p text:style-name="P34">Vul het menu als volgt in:</text:p>
      <text:p text:style-name="P34"><draw:frame draw:style-name="fr2" draw:name="Image4" text:anchor-type="paragraph" svg:width="17cm" svg:height="10.836cm" draw:z-index="1"><draw:image xlink:href="../img/laad_bodem_csv.png" xlink:type="simple" xlink:show="embed" xlink:actuate="onLoad" draw:filter-name="&lt;All formats&gt;"/></draw:frame><text:soft-page-break/></text:p>
      <text:p text:style-name="P36">Kies het bestand bodem.csv, selecteer “Zelfgekozen tekstscheiders”, vul als tekstscheider de tilde in ‘~’ en geef aan dat het bestand geen geometriëen bevat.</text:p>
      <text:p text:style-name="P14"/>
      <text:p text:style-name="P36">Bijladen van overige csv-bestanden:</text:p>
      <text:p text:style-name="P36">Zelfde als bodem.csv, maar selecteer nu telkens de puntkomma als scheidingsteken.</text:p>
      <text:p text:style-name="P34"/>
      <text:p text:style-name="P37">Het resultaat in de legenda van lagen:</text:p>
      <text:p text:style-name="P35"><draw:frame draw:style-name="fr1" draw:name="Image5" text:anchor-type="paragraph" svg:width="8.44cm" svg:height="4.851cm" draw:z-index="0"><draw:image xlink:href="../img/na%20bijladen%20csv%20bestanden.png" xlink:type="simple" xlink:show="embed" xlink:actuate="onLoad" draw:filter-name="&lt;All formats&gt;"/><svg:title>after_loading_csv_files</svg:title></draw:frame></text:p>
      <text:p text:style-name="P13">Open de eigenschappen van de laag bodemkaart en koppel de tabellen helling.csv aan HELLING, bodem.csv aan BODEM1, bovengrond.csv aan VOOR1 en ondergrond.csv aan ACHTER1.</text:p>
      <text:p text:style-name="P7"/>
      <text:p text:style-name="P38"><text:line-break/></text:p>
      <text:p text:style-name="P40">Koppeling van tabel helling.csv aan bodemkaart2 via veld HELLING:</text:p>
      <text:p text:style-name="P38"><draw:frame draw:style-name="fr1" draw:name="Image6" text:anchor-type="paragraph" svg:width="13.28cm" svg:height="12.01cm" draw:z-index="5"><draw:image xlink:href="../img/koppel_HELLING_helling.png" xlink:type="simple" xlink:show="embed" xlink:actuate="onLoad" draw:filter-name="&lt;All formats&gt;"/></draw:frame></text:p>
      <text:p text:style-name="P38">Koppeling van tabel bodem.csv aan bodemkaart2 via veld BODEM1</text:p>
      <text:p text:style-name="P38"><draw:frame draw:style-name="fr1" draw:name="Image7" text:anchor-type="paragraph" svg:width="13.34cm" svg:height="12.749cm" draw:z-index="6"><draw:image xlink:href="../img/koppel_BODEM1_bodem.png" xlink:type="simple" xlink:show="embed" xlink:actuate="onLoad" draw:filter-name="&lt;All formats&gt;"/></draw:frame><text:soft-page-break/> </text:p>
      <text:p text:style-name="P7">Sla de laag bodemkaart op naar het bestand bodemkaart<text:span text:style-name="T17">3</text:span>.gpkg (formaat geopackage) en laad deze.</text:p>
      <text:p text:style-name="P7"/>
      <text:p text:style-name="P7">Open de eigenschappen van de laag bodemkaart<text:span text:style-name="T17">3</text:span> en koppel de tabellen bodem.csv aan BODEM2, bovengrond.csv aan VOOR2 en ondergrond.csv aan ACHTER2.</text:p>
      <text:p text:style-name="P7">Sla de laag bodemkaart<text:span text:style-name="T17">3</text:span> op naar het bestand bodemkaart<text:span text:style-name="T17">4</text:span>.gpkg (formaat geopackage) en laad deze.</text:p>
      <text:p text:style-name="P7"/>
      <text:p text:style-name="P7">Open de eigenschappen van de laag bodemkaart<text:span text:style-name="T17">4</text:span> en koppel de tabellen bodem.csv aan BODEM3, bovengrond.csv aan VOOR3 en ondergrond.csv aan ACHTER3.</text:p>
      <text:p text:style-name="P12">Sla de laag bodemkaart<text:span text:style-name="T17">4</text:span> op naar het bestand bodemkaart.gpkg (formaat geopackage) en laad deze. </text:p>
      <text:p text:style-name="P12"/>
      <text:p text:style-name="P12">Controleer dat we nu voor alle velden met codes nu ook een goed beschrijven veld hebben.</text:p>
      <text:p text:style-name="P7">Verwijder de lagen bodemkaart2 en bodemkaart 3.</text:p>
      <text:p text:style-name="P7">Laad het stijlenbestand bodemkaart.qgl voor de laag bodemkaart. Hierna kun je ook de kaarttips en de actie gebrui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18:07:46.858354000</meta:creation-date>
    <dc:date>2017-08-18T23:16:54.463977000</dc:date>
    <meta:editing-duration>PT2H56S</meta:editing-duration>
    <meta:editing-cycles>24</meta:editing-cycles>
    <meta:generator>LibreOffice/5.3.5.2$MacOSX_X86_64 LibreOffice_project/50d9bf2b0a79cdb85a3814b592608037a682059d</meta:generator>
    <meta:document-statistic meta:table-count="0" meta:image-count="7" meta:object-count="0" meta:page-count="8" meta:paragraph-count="84" meta:word-count="1507" meta:character-count="9700" meta:non-whitespace-character-count="8260"/>
  </office:meta>
</office:document-meta>
</file>